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159.97mm" svg:height="90.04mm" svg:x="244.22mm" svg:y="13.28mm">
            <draw:object draw:notify-on-update-of-ranges="Arkusz1.J2:Arkusz1.J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2"/>
          <table:table-cell office:value-type="string" calcext:value-type="string">
            <text:p>pierw z 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²</text:p>
          </table:table-cell>
          <table:table-cell office:value-type="string" calcext:value-type="string">
            <text:p>delta</text:p>
          </table:table-cell>
        </table:table-row>
        <table:table-row table:style-name="ro1">
          <table:table-cell table:number-columns-repeated="2"/>
          <table:table-cell table:formula="of:=SQRT([.D2])" office:value-type="float" office:value="6.85565460040104" calcext:value-type="float">
            <text:p>6,85565460040104</text:p>
          </table:table-cell>
          <table:table-cell table:style-name="ce1"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formula="of:=([.F2]+[.G2])/2" office:value-type="float" office:value="6.5" calcext:value-type="float">
            <text:p>6,5</text:p>
          </table:table-cell>
          <table:table-cell table:formula="of:=[.H2]*[.H2]" office:value-type="float" office:value="42.25" calcext:value-type="float">
            <text:p>42,25</text:p>
          </table:table-cell>
          <table:table-cell table:formula="of:=[.I2]-[.$D$2]" office:value-type="float" office:value="-4.75" calcext:value-type="float">
            <text:p>-4,75</text:p>
          </table:table-cell>
        </table:table-row>
        <table:table-row table:style-name="ro1">
          <table:table-cell office:value-type="string" calcext:value-type="string">
            <text:p>eps</text:p>
          </table:table-cell>
          <table:table-cell table:style-name="ce1"/>
          <table:table-cell table:number-columns-repeated="2"/>
          <table:table-cell office:value-type="float" office:value="1" calcext:value-type="float">
            <text:p>1</text:p>
          </table:table-cell>
          <table:table-cell table:formula="of:=IF([.I2]&lt;[.$D$2];[.H2];[.F2])" office:value-type="float" office:value="6.5" calcext:value-type="float">
            <text:p>6,5</text:p>
          </table:table-cell>
          <table:table-cell table:formula="of:=IF([.I2]&gt;[.$D$2];[.H2];[.G2])" office:value-type="float" office:value="7" calcext:value-type="float">
            <text:p>7</text:p>
          </table:table-cell>
          <table:table-cell table:formula="of:=([.F3]+[.G3])/2" office:value-type="float" office:value="6.75" calcext:value-type="float">
            <text:p>6,75</text:p>
          </table:table-cell>
          <table:table-cell table:formula="of:=[.H3]*[.H3]" office:value-type="float" office:value="45.5625" calcext:value-type="float">
            <text:p>45,5625</text:p>
          </table:table-cell>
          <table:table-cell table:formula="of:=[.I3]-[.$D$2]" office:value-type="float" office:value="-1.4375" calcext:value-type="float">
            <text:p>-1,4375</text:p>
          </table:table-cell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table:formula="of:=IF([.I3]&lt;[.$D$2];[.H3];[.F3])" office:value-type="float" office:value="6.75" calcext:value-type="float">
            <text:p>6,75</text:p>
          </table:table-cell>
          <table:table-cell table:formula="of:=IF([.I3]&gt;[.$D$2];[.H3];[.G3])" office:value-type="float" office:value="7" calcext:value-type="float">
            <text:p>7</text:p>
          </table:table-cell>
          <table:table-cell table:formula="of:=([.F4]+[.G4])/2" office:value-type="float" office:value="6.875" calcext:value-type="float">
            <text:p>6,875</text:p>
          </table:table-cell>
          <table:table-cell table:formula="of:=[.H4]*[.H4]" office:value-type="float" office:value="47.265625" calcext:value-type="float">
            <text:p>47,265625</text:p>
          </table:table-cell>
          <table:table-cell table:formula="of:=[.I4]-[.$D$2]" office:value-type="float" office:value="0.265625" calcext:value-type="float">
            <text:p>0,265625</text:p>
          </table:table-cell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table:formula="of:=IF([.I4]&lt;[.$D$2];[.H4];[.F4])" office:value-type="float" office:value="6.75" calcext:value-type="float">
            <text:p>6,75</text:p>
          </table:table-cell>
          <table:table-cell table:formula="of:=IF([.I4]&gt;[.$D$2];[.H4];[.G4])" office:value-type="float" office:value="6.875" calcext:value-type="float">
            <text:p>6,875</text:p>
          </table:table-cell>
          <table:table-cell table:formula="of:=([.F5]+[.G5])/2" office:value-type="float" office:value="6.8125" calcext:value-type="float">
            <text:p>6,8125</text:p>
          </table:table-cell>
          <table:table-cell table:formula="of:=[.H5]*[.H5]" office:value-type="float" office:value="46.41015625" calcext:value-type="float">
            <text:p>46,41015625</text:p>
          </table:table-cell>
          <table:table-cell table:formula="of:=[.I5]-[.$D$2]" office:value-type="float" office:value="-0.58984375" calcext:value-type="float">
            <text:p>-0,58984375</text:p>
          </table:table-cell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table:formula="of:=IF([.I5]&lt;[.$D$2];[.H5];[.F5])" office:value-type="float" office:value="6.8125" calcext:value-type="float">
            <text:p>6,8125</text:p>
          </table:table-cell>
          <table:table-cell table:formula="of:=IF([.I5]&gt;[.$D$2];[.H5];[.G5])" office:value-type="float" office:value="6.875" calcext:value-type="float">
            <text:p>6,875</text:p>
          </table:table-cell>
          <table:table-cell table:formula="of:=([.F6]+[.G6])/2" office:value-type="float" office:value="6.84375" calcext:value-type="float">
            <text:p>6,84375</text:p>
          </table:table-cell>
          <table:table-cell table:formula="of:=[.H6]*[.H6]" office:value-type="float" office:value="46.8369140625" calcext:value-type="float">
            <text:p>46,8369140625</text:p>
          </table:table-cell>
          <table:table-cell table:formula="of:=[.I6]-[.$D$2]" office:value-type="float" office:value="-0.1630859375" calcext:value-type="float">
            <text:p>-0,1630859375</text:p>
          </table:table-cell>
        </table:table-row>
        <table:table-row table:style-name="ro1">
          <table:table-cell table:number-columns-repeated="4"/>
          <table:table-cell office:value-type="float" office:value="5" calcext:value-type="float">
            <text:p>5</text:p>
          </table:table-cell>
          <table:table-cell table:formula="of:=IF([.I6]&lt;[.$D$2];[.H6];[.F6])" office:value-type="float" office:value="6.84375" calcext:value-type="float">
            <text:p>6,84375</text:p>
          </table:table-cell>
          <table:table-cell table:formula="of:=IF([.I6]&gt;[.$D$2];[.H6];[.G6])" office:value-type="float" office:value="6.875" calcext:value-type="float">
            <text:p>6,875</text:p>
          </table:table-cell>
          <table:table-cell table:formula="of:=([.F7]+[.G7])/2" office:value-type="float" office:value="6.859375" calcext:value-type="float">
            <text:p>6,859375</text:p>
          </table:table-cell>
          <table:table-cell table:formula="of:=[.H7]*[.H7]" office:value-type="float" office:value="47.051025390625" calcext:value-type="float">
            <text:p>47,051025390625</text:p>
          </table:table-cell>
          <table:table-cell table:formula="of:=[.I7]-[.$D$2]" office:value-type="float" office:value="0.051025390625" calcext:value-type="float">
            <text:p>0,051025390625</text:p>
          </table:table-cell>
        </table:table-row>
        <table:table-row table:style-name="ro1">
          <table:table-cell table:number-columns-repeated="4"/>
          <table:table-cell office:value-type="float" office:value="6" calcext:value-type="float">
            <text:p>6</text:p>
          </table:table-cell>
          <table:table-cell table:formula="of:=IF([.I7]&lt;[.$D$2];[.H7];[.F7])" office:value-type="float" office:value="6.84375" calcext:value-type="float">
            <text:p>6,84375</text:p>
          </table:table-cell>
          <table:table-cell table:formula="of:=IF([.I7]&gt;[.$D$2];[.H7];[.G7])" office:value-type="float" office:value="6.859375" calcext:value-type="float">
            <text:p>6,859375</text:p>
          </table:table-cell>
          <table:table-cell table:formula="of:=([.F8]+[.G8])/2" office:value-type="float" office:value="6.8515625" calcext:value-type="float">
            <text:p>6,8515625</text:p>
          </table:table-cell>
          <table:table-cell table:formula="of:=[.H8]*[.H8]" office:value-type="float" office:value="46.9439086914062" calcext:value-type="float">
            <text:p>46,9439086914062</text:p>
          </table:table-cell>
          <table:table-cell table:formula="of:=[.I8]-[.$D$2]" office:value-type="float" office:value="-0.05609130859375" calcext:value-type="float">
            <text:p>-0,05609130859375</text:p>
          </table:table-cell>
        </table:table-row>
        <table:table-row table:style-name="ro1">
          <table:table-cell table:number-columns-repeated="4"/>
          <table:table-cell office:value-type="float" office:value="7" calcext:value-type="float">
            <text:p>7</text:p>
          </table:table-cell>
          <table:table-cell table:formula="of:=IF([.I8]&lt;[.$D$2];[.H8];[.F8])" office:value-type="float" office:value="6.8515625" calcext:value-type="float">
            <text:p>6,8515625</text:p>
          </table:table-cell>
          <table:table-cell table:formula="of:=IF([.I8]&gt;[.$D$2];[.H8];[.G8])" office:value-type="float" office:value="6.859375" calcext:value-type="float">
            <text:p>6,859375</text:p>
          </table:table-cell>
          <table:table-cell table:formula="of:=([.F9]+[.G9])/2" office:value-type="float" office:value="6.85546875" calcext:value-type="float">
            <text:p>6,85546875</text:p>
          </table:table-cell>
          <table:table-cell table:formula="of:=[.H9]*[.H9]" office:value-type="float" office:value="46.9974517822266" calcext:value-type="float">
            <text:p>46,9974517822266</text:p>
          </table:table-cell>
          <table:table-cell table:formula="of:=[.I9]-[.$D$2]" office:value-type="float" office:value="-0.0025482177734375" calcext:value-type="float">
            <text:p>-0,002548217773438</text:p>
          </table:table-cell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table:formula="of:=IF([.I9]&lt;[.$D$2];[.H9];[.F9])" office:value-type="float" office:value="6.85546875" calcext:value-type="float">
            <text:p>6,85546875</text:p>
          </table:table-cell>
          <table:table-cell table:formula="of:=IF([.I9]&gt;[.$D$2];[.H9];[.G9])" office:value-type="float" office:value="6.859375" calcext:value-type="float">
            <text:p>6,859375</text:p>
          </table:table-cell>
          <table:table-cell table:formula="of:=([.F10]+[.G10])/2" office:value-type="float" office:value="6.857421875" calcext:value-type="float">
            <text:p>6,857421875</text:p>
          </table:table-cell>
          <table:table-cell table:formula="of:=[.H10]*[.H10]" office:value-type="float" office:value="47.0242347717285" calcext:value-type="float">
            <text:p>47,0242347717285</text:p>
          </table:table-cell>
          <table:table-cell table:formula="of:=[.I10]-[.$D$2]" office:value-type="float" office:value="0.0242347717285156" calcext:value-type="float">
            <text:p>0,024234771728516</text:p>
          </table:table-cell>
        </table:table-row>
        <table:table-row table:style-name="ro1">
          <table:table-cell table:number-columns-repeated="4"/>
          <table:table-cell office:value-type="float" office:value="9" calcext:value-type="float">
            <text:p>9</text:p>
          </table:table-cell>
          <table:table-cell table:formula="of:=IF([.I10]&lt;[.$D$2];[.H10];[.F10])" office:value-type="float" office:value="6.85546875" calcext:value-type="float">
            <text:p>6,85546875</text:p>
          </table:table-cell>
          <table:table-cell table:formula="of:=IF([.I10]&gt;[.$D$2];[.H10];[.G10])" office:value-type="float" office:value="6.857421875" calcext:value-type="float">
            <text:p>6,857421875</text:p>
          </table:table-cell>
          <table:table-cell table:formula="of:=([.F11]+[.G11])/2" office:value-type="float" office:value="6.8564453125" calcext:value-type="float">
            <text:p>6,8564453125</text:p>
          </table:table-cell>
          <table:table-cell table:formula="of:=[.H11]*[.H11]" office:value-type="float" office:value="47.0108423233032" calcext:value-type="float">
            <text:p>47,0108423233032</text:p>
          </table:table-cell>
          <table:table-cell table:formula="of:=[.I11]-[.$D$2]" office:value-type="float" office:value="0.0108423233032227" calcext:value-type="float">
            <text:p>0,010842323303223</text:p>
          </table:table-cell>
        </table:table-row>
        <table:table-row table:style-name="ro1">
          <table:table-cell table:number-columns-repeated="4"/>
          <table:table-cell office:value-type="float" office:value="10" calcext:value-type="float">
            <text:p>10</text:p>
          </table:table-cell>
          <table:table-cell table:formula="of:=IF([.I11]&lt;[.$D$2];[.H11];[.F11])" office:value-type="float" office:value="6.85546875" calcext:value-type="float">
            <text:p>6,85546875</text:p>
          </table:table-cell>
          <table:table-cell table:formula="of:=IF([.I11]&gt;[.$D$2];[.H11];[.G11])" office:value-type="float" office:value="6.8564453125" calcext:value-type="float">
            <text:p>6,8564453125</text:p>
          </table:table-cell>
          <table:table-cell table:formula="of:=([.F12]+[.G12])/2" office:value-type="float" office:value="6.85595703125" calcext:value-type="float">
            <text:p>6,85595703125</text:p>
          </table:table-cell>
          <table:table-cell table:formula="of:=[.H12]*[.H12]" office:value-type="float" office:value="47.0041468143463" calcext:value-type="float">
            <text:p>47,0041468143463</text:p>
          </table:table-cell>
          <table:table-cell table:formula="of:=[.I12]-[.$D$2]" office:value-type="float" office:value="0.00414681434631348" calcext:value-type="float">
            <text:p>0,004146814346313</text:p>
          </table:table-cell>
        </table:table-row>
        <table:table-row table:style-name="ro1">
          <table:table-cell table:number-columns-repeated="4"/>
          <table:table-cell office:value-type="float" office:value="11" calcext:value-type="float">
            <text:p>11</text:p>
          </table:table-cell>
          <table:table-cell table:formula="of:=IF([.I12]&lt;[.$D$2];[.H12];[.F12])" office:value-type="float" office:value="6.85546875" calcext:value-type="float">
            <text:p>6,85546875</text:p>
          </table:table-cell>
          <table:table-cell table:formula="of:=IF([.I12]&gt;[.$D$2];[.H12];[.G12])" office:value-type="float" office:value="6.85595703125" calcext:value-type="float">
            <text:p>6,85595703125</text:p>
          </table:table-cell>
          <table:table-cell table:formula="of:=([.F13]+[.G13])/2" office:value-type="float" office:value="6.855712890625" calcext:value-type="float">
            <text:p>6,855712890625</text:p>
          </table:table-cell>
          <table:table-cell table:formula="of:=[.H13]*[.H13]" office:value-type="float" office:value="47.0007992386818" calcext:value-type="float">
            <text:p>47,0007992386818</text:p>
          </table:table-cell>
          <table:table-cell table:formula="of:=[.I13]-[.$D$2]" office:value-type="float" office:value="0.000799238681793213" calcext:value-type="float">
            <text:p>0,000799238681793</text:p>
          </table:table-cell>
        </table:table-row>
        <table:table-row table:style-name="ro1">
          <table:table-cell table:number-columns-repeated="4"/>
          <table:table-cell office:value-type="float" office:value="12" calcext:value-type="float">
            <text:p>12</text:p>
          </table:table-cell>
          <table:table-cell table:formula="of:=IF([.I13]&lt;[.$D$2];[.H13];[.F13])" office:value-type="float" office:value="6.85546875" calcext:value-type="float">
            <text:p>6,85546875</text:p>
          </table:table-cell>
          <table:table-cell table:formula="of:=IF([.I13]&gt;[.$D$2];[.H13];[.G13])" office:value-type="float" office:value="6.855712890625" calcext:value-type="float">
            <text:p>6,855712890625</text:p>
          </table:table-cell>
          <table:table-cell table:formula="of:=([.F14]+[.G14])/2" office:value-type="float" office:value="6.8555908203125" calcext:value-type="float">
            <text:p>6,8555908203125</text:p>
          </table:table-cell>
          <table:table-cell table:formula="of:=[.H14]*[.H14]" office:value-type="float" office:value="46.999125495553" calcext:value-type="float">
            <text:p>46,999125495553</text:p>
          </table:table-cell>
          <table:table-cell table:formula="of:=[.I14]-[.$D$2]" office:value-type="float" office:value="-0.000874504446983337" calcext:value-type="float">
            <text:p>-0,000874504446983</text:p>
          </table:table-cell>
        </table:table-row>
        <table:table-row table:style-name="ro1">
          <table:table-cell table:number-columns-repeated="4"/>
          <table:table-cell office:value-type="float" office:value="13" calcext:value-type="float">
            <text:p>13</text:p>
          </table:table-cell>
          <table:table-cell table:formula="of:=IF([.I14]&lt;[.$D$2];[.H14];[.F14])" office:value-type="float" office:value="6.8555908203125" calcext:value-type="float">
            <text:p>6,8555908203125</text:p>
          </table:table-cell>
          <table:table-cell table:formula="of:=IF([.I14]&gt;[.$D$2];[.H14];[.G14])" office:value-type="float" office:value="6.855712890625" calcext:value-type="float">
            <text:p>6,855712890625</text:p>
          </table:table-cell>
          <table:table-cell table:formula="of:=([.F15]+[.G15])/2" office:value-type="float" office:value="6.85565185546875" calcext:value-type="float">
            <text:p>6,85565185546875</text:p>
          </table:table-cell>
          <table:table-cell table:formula="of:=[.H15]*[.H15]" office:value-type="float" office:value="46.9999623633921" calcext:value-type="float">
            <text:p>46,9999623633921</text:p>
          </table:table-cell>
          <table:table-cell table:formula="of:=[.I15]-[.$D$2]" office:value-type="float" office:value="-0.0000376366078853607" calcext:value-type="float">
            <text:p>-3,76366078853607E-05</text:p>
          </table:table-cell>
        </table:table-row>
        <table:table-row table:style-name="ro1">
          <table:table-cell table:number-columns-repeated="4"/>
          <table:table-cell office:value-type="float" office:value="14" calcext:value-type="float">
            <text:p>14</text:p>
          </table:table-cell>
          <table:table-cell table:formula="of:=IF([.I15]&lt;[.$D$2];[.H15];[.F15])" office:value-type="float" office:value="6.85565185546875" calcext:value-type="float">
            <text:p>6,85565185546875</text:p>
          </table:table-cell>
          <table:table-cell table:formula="of:=IF([.I15]&gt;[.$D$2];[.H15];[.G15])" office:value-type="float" office:value="6.855712890625" calcext:value-type="float">
            <text:p>6,855712890625</text:p>
          </table:table-cell>
          <table:table-cell table:formula="of:=([.F16]+[.G16])/2" office:value-type="float" office:value="6.85568237304688" calcext:value-type="float">
            <text:p>6,85568237304688</text:p>
          </table:table-cell>
          <table:table-cell table:formula="of:=[.H16]*[.H16]" office:value-type="float" office:value="47.0003808001056" calcext:value-type="float">
            <text:p>47,0003808001056</text:p>
          </table:table-cell>
          <table:table-cell table:formula="of:=[.I16]-[.$D$2]" office:value-type="float" office:value="0.000380800105631351" calcext:value-type="float">
            <text:p>0,000380800105631</text:p>
          </table:table-cell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table:formula="of:=IF([.I16]&lt;[.$D$2];[.H16];[.F16])" office:value-type="float" office:value="6.85565185546875" calcext:value-type="float">
            <text:p>6,85565185546875</text:p>
          </table:table-cell>
          <table:table-cell table:formula="of:=IF([.I16]&gt;[.$D$2];[.H16];[.G16])" office:value-type="float" office:value="6.85568237304688" calcext:value-type="float">
            <text:p>6,85568237304688</text:p>
          </table:table-cell>
          <table:table-cell table:formula="of:=([.F17]+[.G17])/2" office:value-type="float" office:value="6.85566711425781" calcext:value-type="float">
            <text:p>6,85566711425781</text:p>
          </table:table-cell>
          <table:table-cell table:formula="of:=[.H17]*[.H17]" office:value-type="float" office:value="47.000171581516" calcext:value-type="float">
            <text:p>47,000171581516</text:p>
          </table:table-cell>
          <table:table-cell table:formula="of:=[.I17]-[.$D$2]" office:value-type="float" office:value="0.000171581516042352" calcext:value-type="float">
            <text:p>0,000171581516042</text:p>
          </table:table-cell>
        </table:table-row>
        <table:table-row table:style-name="ro1">
          <table:table-cell table:number-columns-repeated="4"/>
          <table:table-cell office:value-type="float" office:value="16" calcext:value-type="float">
            <text:p>16</text:p>
          </table:table-cell>
          <table:table-cell table:formula="of:=IF([.I17]&lt;[.$D$2];[.H17];[.F17])" office:value-type="float" office:value="6.85565185546875" calcext:value-type="float">
            <text:p>6,85565185546875</text:p>
          </table:table-cell>
          <table:table-cell table:formula="of:=IF([.I17]&gt;[.$D$2];[.H17];[.G17])" office:value-type="float" office:value="6.85566711425781" calcext:value-type="float">
            <text:p>6,85566711425781</text:p>
          </table:table-cell>
          <table:table-cell table:formula="of:=([.F18]+[.G18])/2" office:value-type="float" office:value="6.85565948486328" calcext:value-type="float">
            <text:p>6,85565948486328</text:p>
          </table:table-cell>
          <table:table-cell table:formula="of:=[.H18]*[.H18]" office:value-type="float" office:value="47.0000669723959" calcext:value-type="float">
            <text:p>47,0000669723959</text:p>
          </table:table-cell>
          <table:table-cell table:formula="of:=[.I18]-[.$D$2]" office:value-type="float" office:value="0.0000669723958708346" calcext:value-type="float">
            <text:p>6,69723958708346E-05</text:p>
          </table:table-cell>
        </table:table-row>
        <table:table-row table:style-name="ro1">
          <table:table-cell table:number-columns-repeated="4"/>
          <table:table-cell office:value-type="float" office:value="17" calcext:value-type="float">
            <text:p>17</text:p>
          </table:table-cell>
          <table:table-cell table:formula="of:=IF([.I18]&lt;[.$D$2];[.H18];[.F18])" office:value-type="float" office:value="6.85565185546875" calcext:value-type="float">
            <text:p>6,85565185546875</text:p>
          </table:table-cell>
          <table:table-cell table:formula="of:=IF([.I18]&gt;[.$D$2];[.H18];[.G18])" office:value-type="float" office:value="6.85565948486328" calcext:value-type="float">
            <text:p>6,85565948486328</text:p>
          </table:table-cell>
          <table:table-cell table:formula="of:=([.F19]+[.G19])/2" office:value-type="float" office:value="6.85565567016602" calcext:value-type="float">
            <text:p>6,85565567016602</text:p>
          </table:table-cell>
          <table:table-cell table:formula="of:=[.H19]*[.H19]" office:value-type="float" office:value="47.0000146678794" calcext:value-type="float">
            <text:p>47,0000146678794</text:p>
          </table:table-cell>
          <table:table-cell table:formula="of:=[.I19]-[.$D$2]" office:value-type="float" office:value="0.0000146678794408217" calcext:value-type="float">
            <text:p>1,46678794408217E-05</text:p>
          </table:table-cell>
        </table:table-row>
        <table:table-row table:style-name="ro1">
          <table:table-cell table:number-columns-repeated="4"/>
          <table:table-cell office:value-type="float" office:value="18" calcext:value-type="float">
            <text:p>18</text:p>
          </table:table-cell>
          <table:table-cell table:formula="of:=IF([.I19]&lt;[.$D$2];[.H19];[.F19])" office:value-type="float" office:value="6.85565185546875" calcext:value-type="float">
            <text:p>6,85565185546875</text:p>
          </table:table-cell>
          <table:table-cell table:formula="of:=IF([.I19]&gt;[.$D$2];[.H19];[.G19])" office:value-type="float" office:value="6.85565567016602" calcext:value-type="float">
            <text:p>6,85565567016602</text:p>
          </table:table-cell>
          <table:table-cell table:formula="of:=([.F20]+[.G20])/2" office:value-type="float" office:value="6.85565376281738" calcext:value-type="float">
            <text:p>6,85565376281738</text:p>
          </table:table-cell>
          <table:table-cell table:formula="of:=[.H20]*[.H20]" office:value-type="float" office:value="46.9999885156321" calcext:value-type="float">
            <text:p>46,9999885156321</text:p>
          </table:table-cell>
          <table:table-cell table:formula="of:=[.I20]-[.$D$2]" office:value-type="float" office:value="-0.0000114843678602483" calcext:value-type="float">
            <text:p>-1,14843678602483E-05</text:p>
          </table:table-cell>
        </table:table-row>
        <table:table-row table:style-name="ro1">
          <table:table-cell table:number-columns-repeated="4"/>
          <table:table-cell office:value-type="float" office:value="19" calcext:value-type="float">
            <text:p>19</text:p>
          </table:table-cell>
          <table:table-cell table:formula="of:=IF([.I20]&lt;[.$D$2];[.H20];[.F20])" office:value-type="float" office:value="6.85565376281738" calcext:value-type="float">
            <text:p>6,85565376281738</text:p>
          </table:table-cell>
          <table:table-cell table:formula="of:=IF([.I20]&gt;[.$D$2];[.H20];[.G20])" office:value-type="float" office:value="6.85565567016602" calcext:value-type="float">
            <text:p>6,85565567016602</text:p>
          </table:table-cell>
          <table:table-cell table:formula="of:=([.F21]+[.G21])/2" office:value-type="float" office:value="6.8556547164917" calcext:value-type="float">
            <text:p>6,8556547164917</text:p>
          </table:table-cell>
          <table:table-cell table:formula="of:=[.H21]*[.H21]" office:value-type="float" office:value="47.0000015917549" calcext:value-type="float">
            <text:p>47,0000015917549</text:p>
          </table:table-cell>
          <table:table-cell table:formula="of:=[.I21]-[.$D$2]" office:value-type="float" office:value="0.000001591754880792" calcext:value-type="float">
            <text:p>1,591754880792E-06</text:p>
          </table:table-cell>
        </table:table-row>
        <table:table-row table:style-name="ro1">
          <table:table-cell table:number-columns-repeated="4"/>
          <table:table-cell office:value-type="float" office:value="20" calcext:value-type="float">
            <text:p>20</text:p>
          </table:table-cell>
          <table:table-cell table:formula="of:=IF([.I21]&lt;[.$D$2];[.H21];[.F21])" office:value-type="float" office:value="6.85565376281738" calcext:value-type="float">
            <text:p>6,85565376281738</text:p>
          </table:table-cell>
          <table:table-cell table:formula="of:=IF([.I21]&gt;[.$D$2];[.H21];[.G21])" office:value-type="float" office:value="6.8556547164917" calcext:value-type="float">
            <text:p>6,8556547164917</text:p>
          </table:table-cell>
          <table:table-cell table:formula="of:=([.F22]+[.G22])/2" office:value-type="float" office:value="6.85565423965454" calcext:value-type="float">
            <text:p>6,85565423965454</text:p>
          </table:table-cell>
          <table:table-cell table:formula="of:=[.H22]*[.H22]" office:value-type="float" office:value="46.9999950536933" calcext:value-type="float">
            <text:p>46,9999950536933</text:p>
          </table:table-cell>
          <table:table-cell table:formula="of:=[.I22]-[.$D$2]" office:value-type="float" office:value="-0.00000494630671710183" calcext:value-type="float">
            <text:p>-4,94630671710183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2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2T10:10:38.605084267</meta:creation-date>
    <dc:date>2021-01-22T10:24:00.815133282</dc:date>
    <meta:editing-duration>PT2M19S</meta:editing-duration>
    <meta:editing-cycles>1</meta:editing-cycles>
    <meta:document-statistic meta:table-count="1" meta:cell-count="13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5.164cm" svg:y="0.316cm" chart:style-name="ch2">
          <text:p>w poszukiwaniu pierwiastka</text:p>
        </chart:title>
        <chart:subtitle svg:x="5.997cm" svg:y="1.275cm" chart:style-name="ch3">
          <text:p>(tytuł autorstwa Asicy)</text:p>
        </chart:subtitle>
        <chart:plot-area chart:style-name="ch4" table:cell-range-address="Arkusz1.J2:Arkusz1.J22" svg:x="0.319cm" svg:y="2.138cm" svg:width="15.36cm" svg:height="6.687cm">
          <chartooo:coordinate-region svg:x="0.861cm" svg:y="2.338cm" svg:width="14.631cm" svg:height="6.2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Arkusz1.J2:Arkusz1.J22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.75">
                <text:p>-4.75</text:p>
                <draw:g>
                  <svg:desc>Arkusz1.J2:Arkusz1.J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4375">
                <text:p>-1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65625">
                <text:p>0.2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58984375">
                <text:p>-0.58984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630859375">
                <text:p>-0.1630859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1025390625">
                <text:p>0.05102539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5609130859375">
                <text:p>-0.056091308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25482177734375">
                <text:p>-0.0025482177734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2347717285156">
                <text:p>0.02423477172851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8423233032227">
                <text:p>0.01084232330322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14681434631348">
                <text:p>0.004146814346313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799238681793213">
                <text:p>0.000799238681793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0874504446983337">
                <text:p>-0.00087450444698333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0376366078853607">
                <text:p>-0.0000376366078853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380800105631351">
                <text:p>0.0003808001056313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171581516042352">
                <text:p>0.0001715815160423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69723958708346">
                <text:p>0.000066972395870834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146678794408217">
                <text:p>0.00001466787944082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0000114843678602483">
                <text:p>-0.00001148436786024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01591754880792">
                <text:p>0.00000159175488079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0000494630671710183">
                <text:p>-0.00000494630671710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